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ScoreQueryBuilder.ConstantScoreQueryBuilder( FilterBuilderFactory filt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ScoreQueryBuilder.getQuery( 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